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6400000064BB114DF9A560916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3.527cm" svg:height="3.527cm" draw:transform="rotate (-0.436332312998582) translate (9.941cm 11.628cm)">
          <draw:image xlink:href="Pictures/100000000000006400000064BB114DF9A560916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4-22T00:48:27.908145104</dc:date>
    <meta:editing-duration>PT2M25S</meta:editing-duration>
    <meta:editing-cycles>1</meta:editing-cycles>
    <meta:document-statistic meta:object-count="1"/>
    <meta:generator>LibreOffice/6.0.7.3$Linux_X86_64 LibreOffice_project/00m0$Build-3</meta:generator>
  </office:meta>
</office:document-meta>
</file>